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bf85" officeooo:paragraph-rsid="0014bf85"/>
    </style:style>
    <style:style style:name="P2" style:family="paragraph" style:parent-style-name="Standard">
      <style:text-properties officeooo:paragraph-rsid="0014bf85"/>
    </style:style>
    <style:style style:name="P3" style:family="paragraph" style:parent-style-name="Standard">
      <style:text-properties officeooo:rsid="00154c13" officeooo:paragraph-rsid="00154c13"/>
    </style:style>
    <style:style style:name="P4" style:family="paragraph" style:parent-style-name="Standard">
      <style:text-properties officeooo:rsid="0014bf85" officeooo:paragraph-rsid="0014bf85"/>
    </style:style>
    <style:style style:name="P5" style:family="paragraph" style:parent-style-name="Standard">
      <style:text-properties officeooo:rsid="001732a4" officeooo:paragraph-rsid="001732a4"/>
    </style:style>
    <style:style style:name="P6" style:family="paragraph" style:parent-style-name="Standard">
      <style:text-properties officeooo:rsid="00154c13" officeooo:paragraph-rsid="00154c13"/>
    </style:style>
    <style:style style:name="P7" style:family="paragraph" style:parent-style-name="Standard">
      <style:text-properties officeooo:paragraph-rsid="0017ed05"/>
    </style:style>
    <style:style style:name="T1" style:family="text">
      <style:text-properties officeooo:rsid="0014bf85"/>
    </style:style>
    <style:style style:name="T2" style:family="text">
      <style:text-properties officeooo:rsid="00154c13"/>
    </style:style>
    <style:style style:name="T3" style:family="text">
      <style:text-properties officeooo:rsid="001732a4"/>
    </style:style>
    <style:style style:name="T4" style:family="text">
      <style:text-properties officeooo:rsid="0017ed05"/>
    </style:style>
    <style:style style:name="T5"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gmento 1:</text:p>
      <text:p text:style-name="P2"><text:span text:style-name="T1">Nesse fragmento é apenas informado a parte de créditos dos c</text:span>riadores e mantenedores do código <text:span text:style-name="T1">da versão atual que está rodando no servidor apache atual.</text:span></text:p>
      <text:p text:style-name="P2"/>
      <text:p text:style-name="P1">Fragmento 2:</text:p>
      <text:p text:style-name="P1">Nesse fragmento é apenas informado qual m<text:span text:style-name="T4">ó</text:span>dulos o servidor APACHE instalado <text:span text:style-name="T2">está </text:span>suporta<text:span text:style-name="T2">ndo, é importante saber isso porque no momento que um programador se depara com alguma funcionalidade que não se encontra disponível em seu servidor, é bom dar uma olhada se tal extensão está desativada por padrão, ou por questão de segurança, ou também por questão de versão inferior de APACHE a necessidade do uso da funcionalidade em questão.</text:span></text:p>
      <text:p text:style-name="P1"/>
      <text:p text:style-name="P5">Fragmento 3:</text:p>
      <text:p text:style-name="P5">Informações dos termos de c<text:span text:style-name="T4">ó</text:span>digo fonte aberto</text:p>
      <text:p text:style-name="P5"/>
      <text:p text:style-name="P5">Fragmento 4:</text:p>
      <text:p text:style-name="P5">Nesse fragmento possui as informações de localização do uso de pastas pelo servidor APACHE na maquin<text:span text:style-name="T4">a</text:span>-servidor atual, vale lembrar nesse momento que, como programador, você não deve deixar acesso a uma pagina contendo o script de phpinfo() aos usuários finais, porque só com essa informação desse fragmento, um atacante pode saber se o servidor utiliza windows ou linux, e se na mesma pagina de phpinfo, você não tem bloqueado as funcionalidades de execução a cmd do php, como system(), exec(), […], o seu servidor se depara com uma grande oportunidade de ataques.</text:p>
      <text:p text:style-name="P1"><text:s/></text:p>
      <text:p text:style-name="P3">Fragmento <text:span text:style-name="T3">5:</text:span></text:p>
      <text:p text:style-name="P3">Simplesmente informa a versão atual do PHP, vale lembrar que essa informação é a que você mais vai se dar conta da importância devido ao fato da questões de funcionalidades novas e DEPRECATED a cada nova versão de PHP, como também questões de perfomance. Essa informação é tão importante que é comum tanto quanto programas de servidor locais como hospedagens WEB, possuem um lugar de fácil acesso contendo essa informação sem ter a necessidade do uso do phpinfo().</text:p>
      <text:p text:style-name="P3"/>
      <text:p text:style-name="P3">Fragmento <text:span text:style-name="T3">6</text:span>:</text:p>
      <text:p text:style-name="P5">Nesse fragmento apenas informa as informações de como a pagina atual foi requisitada, como pagina acessada e parametros GET informados. Por experiência eu recomendo utilizar dessas informações para uso de acesso logs em seu dominio, como posteriormente ver questões de acessos indevidos pelo mesmo IP, como também geolocalização por IP, etc..</text:p>
      <text:p text:style-name="P5"/>
      <text:p text:style-name="P5">Fragmento 7:</text:p>
      <text:p text:style-name="P5">Nesse fragmento possui disponibilidade de certas funcionalidades do PHP, por questão de segurança, muitas delas já vem desativadas como allow_url_include, que possibilita incluir um script de um arquivo obtido da WEB, que é na maioria dos casos, muito periogoso de se deixar ativado, porem ainda assim em alguns pequenos casos seja importante. Como também temos as funcionalidades auto_append_file e auto_prepend_file, que são arquivos .php que serão rodados antes de qualquer pagina de script carrega (prepend) e depois da pagina carregada (append). Mas como informado antes, essa funcionalidades não são obrigatórias durante sua jornada de programação em PHP, porem eventualmente alguma dessas funcionalidades ajudem a resolver certas questões de desenvolvimento.<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2T13:46:14.527000000</meta:creation-date>
    <dc:date>2025-02-22T14:31:55.501000000</dc:date>
    <meta:editing-duration>PT17M33S</meta:editing-duration>
    <meta:editing-cycles>2</meta:editing-cycles>
    <meta:generator>LibreOffice/24.2.2.2$Windows_X86_64 LibreOffice_project/d56cc158d8a96260b836f100ef4b4ef25d6f1a01</meta:generator>
    <meta:document-statistic meta:table-count="0" meta:image-count="0" meta:object-count="0" meta:page-count="1" meta:paragraph-count="15" meta:word-count="446" meta:character-count="2852" meta:non-whitespace-character-count="2417"/>
  </office:meta>
</office:document-meta>
</file>